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1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2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3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4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5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6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Standardstycketeckensnitt" style:family="text">
      <style:text-properties fo:font-weight="bold" style:font-weight-asian="bold" fo:font-size="26pt" style:font-size-asian="26pt" style:font-size-complex="26pt"/>
    </style:style>
    <style:style style:name="P3" style:parent-style-name="Standard" style:family="paragraph">
      <style:paragraph-properties fo:text-align="center"/>
      <style:text-properties fo:font-weight="bold" style:font-weight-asian="bold" style:font-weight-complex="bold" fo:font-size="18pt" style:font-size-asian="18pt" style:font-size-complex="18pt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text-properties fo:font-weight="bold" style:font-weight-asian="bold" style:font-weight-complex="bold"/>
    </style:style>
    <style:style style:name="P6" style:parent-style-name="Standard" style:family="paragraph">
      <style:text-properties fo:font-weight="bold" style:font-weight-asian="bold" style:font-weight-complex="bold" fo:language="sv" fo:country="SE"/>
    </style:style>
    <style:style style:name="P7" style:parent-style-name="Standard" style:family="paragraph">
      <style:text-properties fo:language="sv" fo:country="SE"/>
    </style:style>
    <style:style style:name="T8" style:parent-style-name="Standardstycketeckensnitt" style:family="text">
      <style:text-properties fo:font-weight="bold" style:font-weight-asian="bold" fo:font-size="16pt" style:font-size-asian="16pt" style:font-size-complex="16pt" fo:language="sv" fo:country="SE"/>
    </style:style>
    <style:style style:name="P9" style:parent-style-name="Standard" style:family="paragraph">
      <style:text-properties fo:language="sv" fo:country="SE"/>
    </style:style>
    <style:style style:name="T10" style:parent-style-name="Standardstycketeckensnitt" style:family="text">
      <style:text-properties fo:font-weight="bold" style:font-weight-asian="bold" fo:language="sv" fo:country="SE"/>
    </style:style>
    <style:style style:name="T11" style:parent-style-name="Standardstycketeckensnitt" style:family="text">
      <style:text-properties fo:language="sv" fo:country="SE"/>
    </style:style>
    <style:style style:name="T12" style:parent-style-name="Standardstycketeckensnitt" style:family="text">
      <style:text-properties fo:font-weight="bold" style:font-weight-asian="bold" fo:language="sv" fo:country="SE"/>
    </style:style>
    <style:style style:name="T13" style:parent-style-name="Standardstycketeckensnitt" style:family="text">
      <style:text-properties fo:language="sv" fo:country="SE"/>
    </style:style>
    <style:style style:name="T14" style:parent-style-name="Standardstycketeckensnitt" style:family="text">
      <style:text-properties fo:font-weight="bold" style:font-weight-asian="bold" fo:language="sv" fo:country="SE"/>
    </style:style>
    <style:style style:name="T15" style:parent-style-name="Standardstycketeckensnitt" style:family="text">
      <style:text-properties fo:language="sv" fo:country="SE"/>
    </style:style>
    <style:style style:name="T16" style:parent-style-name="Standardstycketeckensnitt" style:family="text">
      <style:text-properties fo:language="sv" fo:country="SE"/>
    </style:style>
    <style:style style:name="T17" style:parent-style-name="Standardstycketeckensnitt" style:family="text">
      <style:text-properties fo:font-weight="bold" style:font-weight-asian="bold" fo:language="sv" fo:country="SE"/>
    </style:style>
    <style:style style:name="T18" style:parent-style-name="Standardstycketeckensnitt" style:family="text">
      <style:text-properties fo:font-weight="bold" style:font-weight-asian="bold" fo:language="sv" fo:country="SE"/>
    </style:style>
    <style:style style:name="T19" style:parent-style-name="Standardstycketeckensnitt" style:family="text">
      <style:text-properties fo:font-weight="bold" style:font-weight-asian="bold" fo:language="sv" fo:country="SE"/>
    </style:style>
    <style:style style:name="T20" style:parent-style-name="Standardstycketeckensnitt" style:family="text">
      <style:text-properties fo:language="sv" fo:country="SE"/>
    </style:style>
    <style:style style:name="T21" style:parent-style-name="Standardstycketeckensnitt" style:family="text">
      <style:text-properties fo:font-weight="bold" style:font-weight-asian="bold" fo:language="sv" fo:country="SE"/>
    </style:style>
    <style:style style:name="T22" style:parent-style-name="Standardstycketeckensnitt" style:family="text">
      <style:text-properties fo:language="sv" fo:country="SE"/>
    </style:style>
    <style:style style:name="P23" style:parent-style-name="Standard" style:list-style-name="LFO1" style:family="paragraph">
      <style:text-properties fo:language="sv" fo:country="SE"/>
    </style:style>
    <style:style style:name="P24" style:parent-style-name="Standard" style:list-style-name="LFO1" style:family="paragraph">
      <style:text-properties fo:language="sv" fo:country="SE"/>
    </style:style>
    <style:style style:name="P25" style:parent-style-name="Standard" style:list-style-name="LFO1" style:family="paragraph">
      <style:text-properties fo:language="sv" fo:country="SE"/>
    </style:style>
    <style:style style:name="P26" style:parent-style-name="Standard" style:family="paragraph">
      <style:text-properties fo:language="sv" fo:country="SE"/>
    </style:style>
    <style:style style:name="T27" style:parent-style-name="Standardstycketeckensnitt" style:family="text">
      <style:text-properties fo:font-weight="bold" style:font-weight-asian="bold" fo:language="sv" fo:country="SE"/>
    </style:style>
    <style:style style:name="T28" style:parent-style-name="Standardstycketeckensnitt" style:family="text">
      <style:text-properties fo:language="sv" fo:country="SE"/>
    </style:style>
    <style:style style:name="T29" style:parent-style-name="Standardstycketeckensnitt" style:family="text">
      <style:text-properties fo:font-weight="bold" style:font-weight-asian="bold" fo:language="sv" fo:country="SE"/>
    </style:style>
    <style:style style:name="T30" style:parent-style-name="Standardstycketeckensnitt" style:family="text">
      <style:text-properties fo:language="sv" fo:country="SE"/>
    </style:style>
    <style:style style:name="T31" style:parent-style-name="Standardstycketeckensnitt" style:family="text">
      <style:text-properties fo:font-weight="bold" style:font-weight-asian="bold" fo:language="sv" fo:country="SE"/>
    </style:style>
    <style:style style:name="T32" style:parent-style-name="Standardstycketeckensnitt" style:family="text">
      <style:text-properties fo:language="sv" fo:country="SE"/>
    </style:style>
    <style:style style:name="T33" style:parent-style-name="Standardstycketeckensnitt" style:family="text">
      <style:text-properties fo:language="sv" fo:country="SE"/>
    </style:style>
    <style:style style:name="P34" style:parent-style-name="Standard" style:family="paragraph">
      <style:text-properties fo:language="sv" fo:country="SE"/>
    </style:style>
    <style:style style:name="T35" style:parent-style-name="Standardstycketeckensnitt" style:family="text">
      <style:text-properties fo:font-weight="bold" style:font-weight-asian="bold" fo:language="sv" fo:country="SE"/>
    </style:style>
    <style:style style:name="T36" style:parent-style-name="Standardstycketeckensnitt" style:family="text">
      <style:text-properties fo:language="sv" fo:country="SE"/>
    </style:style>
    <style:style style:name="T37" style:parent-style-name="Standardstycketeckensnitt" style:family="text">
      <style:text-properties fo:font-weight="bold" style:font-weight-asian="bold" fo:language="sv" fo:country="SE"/>
    </style:style>
    <style:style style:name="T38" style:parent-style-name="Standardstycketeckensnitt" style:family="text">
      <style:text-properties fo:language="sv" fo:country="SE"/>
    </style:style>
    <style:style style:name="T39" style:parent-style-name="Standardstycketeckensnitt" style:family="text">
      <style:text-properties fo:font-weight="bold" style:font-weight-asian="bold" fo:language="sv" fo:country="SE"/>
    </style:style>
    <style:style style:name="T40" style:parent-style-name="Standardstycketeckensnitt" style:family="text">
      <style:text-properties fo:language="sv" fo:country="SE"/>
    </style:style>
    <style:style style:name="P41" style:parent-style-name="Standard" style:family="paragraph">
      <style:text-properties fo:language="sv" fo:country="SE"/>
    </style:style>
    <style:style style:name="P42" style:parent-style-name="Standard" style:family="paragraph">
      <style:text-properties fo:font-weight="bold" style:font-weight-asian="bold" style:font-weight-complex="bold" fo:language="sv" fo:country="SE"/>
    </style:style>
    <style:style style:name="T43" style:parent-style-name="Standardstycketeckensnitt" style:family="text">
      <style:text-properties fo:font-weight="bold" style:font-weight-asian="bold" fo:language="sv" fo:country="SE"/>
    </style:style>
    <style:style style:name="T44" style:parent-style-name="Standardstycketeckensnitt" style:family="text">
      <style:text-properties fo:language="sv" fo:country="SE"/>
    </style:style>
    <style:style style:name="T45" style:parent-style-name="Standardstycketeckensnitt" style:family="text">
      <style:text-properties fo:font-weight="bold" style:font-weight-asian="bold" fo:language="sv" fo:country="SE"/>
    </style:style>
    <style:style style:name="T46" style:parent-style-name="Standardstycketeckensnitt" style:family="text">
      <style:text-properties fo:language="sv" fo:country="SE"/>
    </style:style>
    <style:style style:name="T47" style:parent-style-name="Standardstycketeckensnitt" style:family="text">
      <style:text-properties fo:font-weight="bold" style:font-weight-asian="bold" fo:language="sv" fo:country="SE"/>
    </style:style>
    <style:style style:name="T48" style:parent-style-name="Standardstycketeckensnitt" style:family="text">
      <style:text-properties fo:language="sv" fo:country="SE"/>
    </style:style>
    <style:style style:name="T49" style:parent-style-name="Standardstycketeckensnitt" style:family="text">
      <style:text-properties fo:language="sv" fo:country="SE"/>
    </style:style>
    <style:style style:name="T50" style:parent-style-name="Standardstycketeckensnitt" style:family="text">
      <style:text-properties fo:font-weight="bold" style:font-weight-asian="bold" fo:language="sv" fo:country="SE"/>
    </style:style>
    <style:style style:name="T51" style:parent-style-name="Standardstycketeckensnitt" style:family="text">
      <style:text-properties fo:font-weight="bold" style:font-weight-asian="bold" fo:language="sv" fo:country="SE"/>
    </style:style>
    <style:style style:name="T52" style:parent-style-name="Standardstycketeckensnitt" style:family="text">
      <style:text-properties fo:language="sv" fo:country="SE"/>
    </style:style>
    <style:style style:name="P53" style:parent-style-name="Standard" style:list-style-name="LFO2" style:family="paragraph">
      <style:text-properties fo:language="sv" fo:country="SE"/>
    </style:style>
    <style:style style:name="P54" style:parent-style-name="Standard" style:list-style-name="LFO2" style:family="paragraph">
      <style:text-properties fo:language="sv" fo:country="SE"/>
    </style:style>
    <style:style style:name="P55" style:parent-style-name="Standard" style:family="paragraph">
      <style:text-properties fo:language="sv" fo:country="SE"/>
    </style:style>
    <style:style style:name="T56" style:parent-style-name="Standardstycketeckensnitt" style:family="text">
      <style:text-properties fo:font-weight="bold" style:font-weight-asian="bold" fo:language="sv" fo:country="SE"/>
    </style:style>
    <style:style style:name="T57" style:parent-style-name="Standardstycketeckensnitt" style:family="text">
      <style:text-properties fo:language="sv" fo:country="SE"/>
    </style:style>
    <style:style style:name="T58" style:parent-style-name="Standardstycketeckensnitt" style:family="text">
      <style:text-properties fo:font-weight="bold" style:font-weight-asian="bold" fo:language="sv" fo:country="SE"/>
    </style:style>
    <style:style style:name="T59" style:parent-style-name="Standardstycketeckensnitt" style:family="text">
      <style:text-properties fo:language="sv" fo:country="SE"/>
    </style:style>
    <style:style style:name="T60" style:parent-style-name="Standardstycketeckensnitt" style:family="text">
      <style:text-properties fo:font-weight="bold" style:font-weight-asian="bold" fo:language="sv" fo:country="SE"/>
    </style:style>
    <style:style style:name="T61" style:parent-style-name="Standardstycketeckensnitt" style:family="text">
      <style:text-properties fo:language="sv" fo:country="SE"/>
    </style:style>
    <style:style style:name="T62" style:parent-style-name="Standardstycketeckensnitt" style:family="text">
      <style:text-properties fo:language="sv" fo:country="SE"/>
    </style:style>
    <style:style style:name="P63" style:parent-style-name="Standard" style:family="paragraph">
      <style:text-properties fo:language="sv" fo:country="SE"/>
    </style:style>
    <style:style style:name="T64" style:parent-style-name="Standardstycketeckensnitt" style:family="text">
      <style:text-properties fo:font-weight="bold" style:font-weight-asian="bold" fo:language="sv" fo:country="SE"/>
    </style:style>
    <style:style style:name="T65" style:parent-style-name="Standardstycketeckensnitt" style:family="text">
      <style:text-properties fo:language="sv" fo:country="SE"/>
    </style:style>
    <style:style style:name="T66" style:parent-style-name="Standardstycketeckensnitt" style:family="text">
      <style:text-properties fo:font-weight="bold" style:font-weight-asian="bold" fo:language="sv" fo:country="SE"/>
    </style:style>
    <style:style style:name="T67" style:parent-style-name="Standardstycketeckensnitt" style:family="text">
      <style:text-properties fo:language="sv" fo:country="SE"/>
    </style:style>
    <style:style style:name="T68" style:parent-style-name="Standardstycketeckensnitt" style:family="text">
      <style:text-properties fo:font-weight="bold" style:font-weight-asian="bold" fo:language="sv" fo:country="SE"/>
    </style:style>
    <style:style style:name="T69" style:parent-style-name="Standardstycketeckensnitt" style:family="text">
      <style:text-properties fo:language="sv" fo:country="SE"/>
    </style:style>
    <style:style style:name="T70" style:parent-style-name="Standardstycketeckensnitt" style:family="text">
      <style:text-properties fo:font-weight="bold" style:font-weight-asian="bold" fo:language="sv" fo:country="SE"/>
    </style:style>
    <style:style style:name="T71" style:parent-style-name="Standardstycketeckensnitt" style:family="text">
      <style:text-properties fo:font-weight="bold" style:font-weight-asian="bold" fo:language="sv" fo:country="SE"/>
    </style:style>
    <style:style style:name="T72" style:parent-style-name="Standardstycketeckensnitt" style:family="text">
      <style:text-properties fo:language="sv" fo:country="SE"/>
    </style:style>
    <style:style style:name="P73" style:parent-style-name="Standard" style:list-style-name="LFO3" style:family="paragraph">
      <style:text-properties fo:language="sv" fo:country="SE"/>
    </style:style>
    <style:style style:name="P74" style:parent-style-name="Standard" style:family="paragraph">
      <style:text-properties fo:language="sv" fo:country="SE"/>
    </style:style>
    <style:style style:name="T75" style:parent-style-name="Standardstycketeckensnitt" style:family="text">
      <style:text-properties fo:font-weight="bold" style:font-weight-asian="bold" fo:language="sv" fo:country="SE"/>
    </style:style>
    <style:style style:name="T76" style:parent-style-name="Standardstycketeckensnitt" style:family="text">
      <style:text-properties fo:language="sv" fo:country="SE"/>
    </style:style>
    <style:style style:name="T77" style:parent-style-name="Standardstycketeckensnitt" style:family="text">
      <style:text-properties fo:font-weight="bold" style:font-weight-asian="bold" fo:language="sv" fo:country="SE"/>
    </style:style>
    <style:style style:name="T78" style:parent-style-name="Standardstycketeckensnitt" style:family="text">
      <style:text-properties fo:language="sv" fo:country="SE"/>
    </style:style>
    <style:style style:name="T79" style:parent-style-name="Standardstycketeckensnitt" style:family="text">
      <style:text-properties fo:font-weight="bold" style:font-weight-asian="bold" fo:language="sv" fo:country="SE"/>
    </style:style>
    <style:style style:name="T80" style:parent-style-name="Standardstycketeckensnitt" style:family="text">
      <style:text-properties fo:language="sv" fo:country="SE"/>
    </style:style>
    <style:style style:name="P81" style:parent-style-name="Standard" style:family="paragraph">
      <style:text-properties fo:language="sv" fo:country="SE"/>
    </style:style>
    <style:style style:name="T82" style:parent-style-name="Standardstycketeckensnitt" style:family="text">
      <style:text-properties fo:font-weight="bold" style:font-weight-asian="bold" fo:language="sv" fo:country="SE"/>
    </style:style>
    <style:style style:name="T83" style:parent-style-name="Standardstycketeckensnitt" style:family="text">
      <style:text-properties fo:language="sv" fo:country="SE"/>
    </style:style>
    <style:style style:name="T84" style:parent-style-name="Standardstycketeckensnitt" style:family="text">
      <style:text-properties fo:font-weight="bold" style:font-weight-asian="bold" fo:language="sv" fo:country="SE"/>
    </style:style>
    <style:style style:name="T85" style:parent-style-name="Standardstycketeckensnitt" style:family="text">
      <style:text-properties fo:language="sv" fo:country="SE"/>
    </style:style>
    <style:style style:name="T86" style:parent-style-name="Standardstycketeckensnitt" style:family="text">
      <style:text-properties fo:font-weight="bold" style:font-weight-asian="bold" fo:language="sv" fo:country="SE"/>
    </style:style>
    <style:style style:name="T87" style:parent-style-name="Standardstycketeckensnitt" style:family="text">
      <style:text-properties fo:language="sv" fo:country="SE"/>
    </style:style>
    <style:style style:name="T88" style:parent-style-name="Standardstycketeckensnitt" style:family="text">
      <style:text-properties fo:font-weight="bold" style:font-weight-asian="bold" fo:language="sv" fo:country="SE"/>
    </style:style>
    <style:style style:name="T89" style:parent-style-name="Standardstycketeckensnitt" style:family="text">
      <style:text-properties fo:font-weight="bold" style:font-weight-asian="bold" fo:language="sv" fo:country="SE"/>
    </style:style>
    <style:style style:name="T90" style:parent-style-name="Standardstycketeckensnitt" style:family="text">
      <style:text-properties fo:language="sv" fo:country="SE"/>
    </style:style>
    <style:style style:name="T91" style:parent-style-name="Standardstycketeckensnitt" style:family="text">
      <style:text-properties fo:language="sv" fo:country="SE"/>
    </style:style>
    <style:style style:name="P92" style:parent-style-name="Standard" style:list-style-name="LFO4" style:family="paragraph">
      <style:text-properties fo:language="sv" fo:country="SE"/>
    </style:style>
    <style:style style:name="P93" style:parent-style-name="Standard" style:list-style-name="LFO4" style:family="paragraph">
      <style:text-properties fo:language="sv" fo:country="SE"/>
    </style:style>
    <style:style style:name="P94" style:parent-style-name="Standard" style:family="paragraph">
      <style:text-properties fo:language="sv" fo:country="SE"/>
    </style:style>
    <style:style style:name="P95" style:parent-style-name="Standard" style:family="paragraph">
      <style:text-properties fo:font-weight="bold" style:font-weight-asian="bold" style:font-weight-complex="bold" fo:font-size="16pt" style:font-size-asian="16pt" style:font-size-complex="16pt" fo:language="sv" fo:country="SE"/>
    </style:style>
    <style:style style:name="P96" style:parent-style-name="Standard" style:family="paragraph">
      <style:text-properties fo:font-weight="bold" style:font-weight-asian="bold" fo:language="sv" fo:country="SE"/>
    </style:style>
    <style:style style:name="T97" style:parent-style-name="Standardstycketeckensnitt" style:family="text">
      <style:text-properties fo:font-weight="bold" style:font-weight-asian="bold" fo:language="sv" fo:country="SE"/>
    </style:style>
    <style:style style:name="T98" style:parent-style-name="Standardstycketeckensnitt" style:family="text">
      <style:text-properties fo:language="sv" fo:country="SE"/>
    </style:style>
    <style:style style:name="T99" style:parent-style-name="Standardstycketeckensnitt" style:family="text">
      <style:text-properties fo:font-weight="bold" style:font-weight-asian="bold" fo:language="sv" fo:country="SE"/>
    </style:style>
    <style:style style:name="T100" style:parent-style-name="Standardstycketeckensnitt" style:family="text">
      <style:text-properties fo:language="sv" fo:country="SE"/>
    </style:style>
    <style:style style:name="T101" style:parent-style-name="Standardstycketeckensnitt" style:family="text">
      <style:text-properties fo:font-weight="bold" style:font-weight-asian="bold" fo:language="sv" fo:country="SE"/>
    </style:style>
    <style:style style:name="T102" style:parent-style-name="Standardstycketeckensnitt" style:family="text">
      <style:text-properties fo:language="sv" fo:country="SE"/>
    </style:style>
    <style:style style:name="T103" style:parent-style-name="Standardstycketeckensnitt" style:family="text">
      <style:text-properties fo:language="sv" fo:country="SE"/>
    </style:style>
    <style:style style:name="T104" style:parent-style-name="Standardstycketeckensnitt" style:family="text">
      <style:text-properties fo:font-weight="bold" style:font-weight-asian="bold" fo:language="sv" fo:country="SE"/>
    </style:style>
    <style:style style:name="T105" style:parent-style-name="Standardstycketeckensnitt" style:family="text">
      <style:text-properties fo:font-weight="bold" style:font-weight-asian="bold" fo:language="sv" fo:country="SE"/>
    </style:style>
    <style:style style:name="T106" style:parent-style-name="Standardstycketeckensnitt" style:family="text">
      <style:text-properties fo:language="sv" fo:country="SE"/>
    </style:style>
    <style:style style:name="P107" style:parent-style-name="Standard" style:list-style-name="LFO5" style:family="paragraph">
      <style:text-properties fo:language="sv" fo:country="SE"/>
    </style:style>
    <style:style style:name="P108" style:parent-style-name="Standard" style:family="paragraph">
      <style:text-properties fo:language="sv" fo:country="SE"/>
    </style:style>
    <style:style style:name="T109" style:parent-style-name="Standardstycketeckensnitt" style:family="text">
      <style:text-properties fo:font-weight="bold" style:font-weight-asian="bold" fo:language="sv" fo:country="SE"/>
    </style:style>
    <style:style style:name="T110" style:parent-style-name="Standardstycketeckensnitt" style:family="text">
      <style:text-properties fo:language="sv" fo:country="SE"/>
    </style:style>
    <style:style style:name="T111" style:parent-style-name="Standardstycketeckensnitt" style:family="text">
      <style:text-properties fo:font-weight="bold" style:font-weight-asian="bold" fo:language="sv" fo:country="SE"/>
    </style:style>
    <style:style style:name="T112" style:parent-style-name="Standardstycketeckensnitt" style:family="text">
      <style:text-properties fo:language="sv" fo:country="SE"/>
    </style:style>
    <style:style style:name="T113" style:parent-style-name="Standardstycketeckensnitt" style:family="text">
      <style:text-properties fo:font-weight="bold" style:font-weight-asian="bold" fo:language="sv" fo:country="SE"/>
    </style:style>
    <style:style style:name="T114" style:parent-style-name="Standardstycketeckensnitt" style:family="text">
      <style:text-properties fo:language="sv" fo:country="SE"/>
    </style:style>
    <style:style style:name="P115" style:parent-style-name="Standard" style:family="paragraph">
      <style:text-properties fo:language="sv" fo:country="SE"/>
    </style:style>
    <style:style style:name="T116" style:parent-style-name="Standardstycketeckensnitt" style:family="text">
      <style:text-properties fo:font-weight="bold" style:font-weight-asian="bold" fo:language="sv" fo:country="SE"/>
    </style:style>
    <style:style style:name="T117" style:parent-style-name="Standardstycketeckensnitt" style:family="text">
      <style:text-properties fo:language="sv" fo:country="SE"/>
    </style:style>
    <style:style style:name="T118" style:parent-style-name="Standardstycketeckensnitt" style:family="text">
      <style:text-properties fo:font-weight="bold" style:font-weight-asian="bold" fo:language="sv" fo:country="SE"/>
    </style:style>
    <style:style style:name="T119" style:parent-style-name="Standardstycketeckensnitt" style:family="text">
      <style:text-properties fo:language="sv" fo:country="SE"/>
    </style:style>
    <style:style style:name="T120" style:parent-style-name="Standardstycketeckensnitt" style:family="text">
      <style:text-properties fo:font-weight="bold" style:font-weight-asian="bold" fo:language="sv" fo:country="SE"/>
    </style:style>
    <style:style style:name="T121" style:parent-style-name="Standardstycketeckensnitt" style:family="text">
      <style:text-properties fo:language="sv" fo:country="SE"/>
    </style:style>
    <style:style style:name="T122" style:parent-style-name="Standardstycketeckensnitt" style:family="text">
      <style:text-properties fo:language="sv" fo:country="SE"/>
    </style:style>
    <style:style style:name="T123" style:parent-style-name="Standardstycketeckensnitt" style:family="text">
      <style:text-properties fo:font-weight="bold" style:font-weight-asian="bold" fo:language="sv" fo:country="SE"/>
    </style:style>
    <style:style style:name="T124" style:parent-style-name="Standardstycketeckensnitt" style:family="text">
      <style:text-properties fo:font-weight="bold" style:font-weight-asian="bold" fo:language="sv" fo:country="SE"/>
    </style:style>
    <style:style style:name="T125" style:parent-style-name="Standardstycketeckensnitt" style:family="text">
      <style:text-properties fo:language="sv" fo:country="SE"/>
    </style:style>
    <style:style style:name="P126" style:parent-style-name="Standard" style:family="paragraph">
      <style:text-properties fo:language="sv" fo:country="SE"/>
    </style:style>
    <style:style style:name="T127" style:parent-style-name="Standardstycketeckensnitt" style:family="text">
      <style:text-properties fo:font-weight="bold" style:font-weight-asian="bold" fo:language="sv" fo:country="SE"/>
    </style:style>
    <style:style style:name="T128" style:parent-style-name="Standardstycketeckensnitt" style:family="text">
      <style:text-properties fo:language="sv" fo:country="SE"/>
    </style:style>
    <style:style style:name="T129" style:parent-style-name="Standardstycketeckensnitt" style:family="text">
      <style:text-properties fo:font-weight="bold" style:font-weight-asian="bold" fo:language="sv" fo:country="SE"/>
    </style:style>
    <style:style style:name="T130" style:parent-style-name="Standardstycketeckensnitt" style:family="text">
      <style:text-properties fo:language="sv" fo:country="SE"/>
    </style:style>
    <style:style style:name="T131" style:parent-style-name="Standardstycketeckensnitt" style:family="text">
      <style:text-properties fo:font-weight="bold" style:font-weight-asian="bold" fo:language="sv" fo:country="SE"/>
    </style:style>
    <style:style style:name="T132" style:parent-style-name="Standardstycketeckensnitt" style:family="text">
      <style:text-properties fo:language="sv" fo:country="SE"/>
    </style:style>
    <style:style style:name="P133" style:parent-style-name="Standard" style:family="paragraph">
      <style:text-properties fo:language="sv" fo:country="SE"/>
    </style:style>
    <style:style style:name="T134" style:parent-style-name="Standardstycketeckensnitt" style:family="text">
      <style:text-properties fo:font-weight="bold" style:font-weight-asian="bold" fo:language="sv" fo:country="SE"/>
    </style:style>
    <style:style style:name="T135" style:parent-style-name="Standardstycketeckensnitt" style:family="text">
      <style:text-properties fo:language="sv" fo:country="SE"/>
    </style:style>
    <style:style style:name="T136" style:parent-style-name="Standardstycketeckensnitt" style:family="text">
      <style:text-properties fo:font-weight="bold" style:font-weight-asian="bold" fo:language="sv" fo:country="SE"/>
    </style:style>
    <style:style style:name="T137" style:parent-style-name="Standardstycketeckensnitt" style:family="text">
      <style:text-properties fo:language="sv" fo:country="SE"/>
    </style:style>
    <style:style style:name="T138" style:parent-style-name="Standardstycketeckensnitt" style:family="text">
      <style:text-properties fo:font-weight="bold" style:font-weight-asian="bold" fo:language="sv" fo:country="SE"/>
    </style:style>
    <style:style style:name="T139" style:parent-style-name="Standardstycketeckensnitt" style:family="text">
      <style:text-properties fo:language="sv" fo:country="SE"/>
    </style:style>
    <style:style style:name="T140" style:parent-style-name="Standardstycketeckensnitt" style:family="text">
      <style:text-properties fo:font-weight="bold" style:font-weight-asian="bold" fo:language="sv" fo:country="SE"/>
    </style:style>
    <style:style style:name="T141" style:parent-style-name="Standardstycketeckensnitt" style:family="text">
      <style:text-properties fo:font-weight="bold" style:font-weight-asian="bold" fo:language="sv" fo:country="SE"/>
    </style:style>
    <style:style style:name="T142" style:parent-style-name="Standardstycketeckensnitt" style:family="text">
      <style:text-properties fo:language="sv" fo:country="SE"/>
    </style:style>
    <style:style style:name="P143" style:parent-style-name="Standard" style:list-style-name="LFO3" style:family="paragraph">
      <style:text-properties fo:language="sv" fo:country="SE"/>
    </style:style>
    <style:style style:name="P144" style:parent-style-name="Standard" style:family="paragraph">
      <style:text-properties fo:language="sv" fo:country="SE"/>
    </style:style>
    <style:style style:name="T145" style:parent-style-name="Standardstycketeckensnitt" style:family="text">
      <style:text-properties fo:font-weight="bold" style:font-weight-asian="bold" fo:language="sv" fo:country="SE"/>
    </style:style>
    <style:style style:name="T146" style:parent-style-name="Standardstycketeckensnitt" style:family="text">
      <style:text-properties fo:language="sv" fo:country="SE"/>
    </style:style>
    <style:style style:name="T147" style:parent-style-name="Standardstycketeckensnitt" style:family="text">
      <style:text-properties fo:font-weight="bold" style:font-weight-asian="bold" fo:language="sv" fo:country="SE"/>
    </style:style>
    <style:style style:name="T148" style:parent-style-name="Standardstycketeckensnitt" style:family="text">
      <style:text-properties fo:font-weight="bold" style:font-weight-asian="bold" fo:language="sv" fo:country="SE"/>
    </style:style>
    <style:style style:name="T149" style:parent-style-name="Standardstycketeckensnitt" style:family="text">
      <style:text-properties fo:language="sv" fo:country="SE"/>
    </style:style>
    <style:style style:name="P150" style:parent-style-name="Standard" style:family="paragraph">
      <style:text-properties fo:language="sv" fo:country="SE"/>
    </style:style>
    <style:style style:name="P151" style:parent-style-name="Standard" style:family="paragraph">
      <style:text-properties fo:language="sv" fo:country="SE"/>
    </style:style>
    <style:style style:name="T152" style:parent-style-name="Standardstycketeckensnitt" style:family="text">
      <style:text-properties fo:font-weight="bold" style:font-weight-asian="bold" fo:language="sv" fo:country="SE"/>
    </style:style>
    <style:style style:name="T153" style:parent-style-name="Standardstycketeckensnitt" style:family="text">
      <style:text-properties fo:language="sv" fo:country="SE"/>
    </style:style>
    <style:style style:name="T154" style:parent-style-name="Standardstycketeckensnitt" style:family="text">
      <style:text-properties fo:font-weight="bold" style:font-weight-asian="bold" fo:language="sv" fo:country="SE"/>
    </style:style>
    <style:style style:name="T155" style:parent-style-name="Standardstycketeckensnitt" style:family="text">
      <style:text-properties fo:language="sv" fo:country="SE"/>
    </style:style>
    <style:style style:name="T156" style:parent-style-name="Standardstycketeckensnitt" style:family="text">
      <style:text-properties fo:font-weight="bold" style:font-weight-asian="bold" fo:language="sv" fo:country="SE"/>
    </style:style>
    <style:style style:name="T157" style:parent-style-name="Standardstycketeckensnitt" style:family="text">
      <style:text-properties fo:language="sv" fo:country="SE"/>
    </style:style>
    <style:style style:name="T158" style:parent-style-name="Standardstycketeckensnitt" style:family="text">
      <style:text-properties fo:language="sv" fo:country="SE"/>
    </style:style>
    <style:style style:name="T159" style:parent-style-name="Standardstycketeckensnitt" style:family="text">
      <style:text-properties fo:font-weight="bold" style:font-weight-asian="bold" style:font-weight-complex="bold" fo:language="sv" fo:country="SE"/>
    </style:style>
    <style:style style:name="T160" style:parent-style-name="Standardstycketeckensnitt" style:family="text">
      <style:text-properties fo:language="sv" fo:country="SE"/>
    </style:style>
    <style:style style:name="T161" style:parent-style-name="Standardstycketeckensnitt" style:family="text">
      <style:text-properties fo:language="sv" fo:country="SE"/>
    </style:style>
    <style:style style:name="P162" style:parent-style-name="Standard" style:family="paragraph">
      <style:text-properties fo:language="sv" fo:country="SE"/>
    </style:style>
    <style:style style:name="P163" style:parent-style-name="Standard" style:family="paragraph">
      <style:text-properties fo:language="sv" fo:country="SE"/>
    </style:style>
    <style:style style:name="T164" style:parent-style-name="Standardstycketeckensnitt" style:family="text">
      <style:text-properties fo:font-weight="bold" style:font-weight-asian="bold" fo:language="sv" fo:country="SE"/>
    </style:style>
    <style:style style:name="T165" style:parent-style-name="Standardstycketeckensnitt" style:family="text">
      <style:text-properties fo:language="sv" fo:country="SE"/>
    </style:style>
    <style:style style:name="T166" style:parent-style-name="Standardstycketeckensnitt" style:family="text">
      <style:text-properties fo:font-weight="bold" style:font-weight-asian="bold" fo:language="sv" fo:country="SE"/>
    </style:style>
    <style:style style:name="T167" style:parent-style-name="Standardstycketeckensnitt" style:family="text">
      <style:text-properties fo:language="sv" fo:country="SE"/>
    </style:style>
    <style:style style:name="T168" style:parent-style-name="Standardstycketeckensnitt" style:family="text">
      <style:text-properties fo:font-weight="bold" style:font-weight-asian="bold" fo:language="sv" fo:country="SE"/>
    </style:style>
    <style:style style:name="T169" style:parent-style-name="Standardstycketeckensnitt" style:family="text">
      <style:text-properties fo:language="sv" fo:country="SE"/>
    </style:style>
    <style:style style:name="P170" style:parent-style-name="Standard" style:family="paragraph">
      <style:text-properties fo:font-weight="bold" style:font-weight-asian="bold" style:font-weight-complex="bold" fo:language="sv" fo:country="SE"/>
    </style:style>
    <style:style style:name="T171" style:parent-style-name="Standardstycketeckensnitt" style:family="text">
      <style:text-properties fo:font-weight="bold" style:font-weight-asian="bold" fo:language="sv" fo:country="SE"/>
    </style:style>
    <style:style style:name="T172" style:parent-style-name="Standardstycketeckensnitt" style:family="text">
      <style:text-properties fo:language="sv" fo:country="SE"/>
    </style:style>
    <style:style style:name="T173" style:parent-style-name="Standardstycketeckensnitt" style:family="text">
      <style:text-properties fo:font-weight="bold" style:font-weight-asian="bold" fo:language="sv" fo:country="SE"/>
    </style:style>
    <style:style style:name="T174" style:parent-style-name="Standardstycketeckensnitt" style:family="text">
      <style:text-properties fo:language="sv" fo:country="SE"/>
    </style:style>
    <style:style style:name="T175" style:parent-style-name="Standardstycketeckensnitt" style:family="text">
      <style:text-properties fo:font-weight="bold" style:font-weight-asian="bold" fo:language="sv" fo:country="SE"/>
    </style:style>
    <style:style style:name="T176" style:parent-style-name="Standardstycketeckensnitt" style:family="text">
      <style:text-properties fo:language="sv" fo:country="SE"/>
    </style:style>
    <style:style style:name="P177" style:parent-style-name="Standard" style:family="paragraph">
      <style:text-properties fo:language="sv" fo:country="SE"/>
    </style:style>
    <style:style style:name="T178" style:parent-style-name="Standardstycketeckensnitt" style:family="text">
      <style:text-properties fo:font-weight="bold" style:font-weight-asian="bold" fo:language="sv" fo:country="SE"/>
    </style:style>
    <style:style style:name="T179" style:parent-style-name="Standardstycketeckensnitt" style:family="text">
      <style:text-properties fo:language="sv" fo:country="SE"/>
    </style:style>
    <style:style style:name="T180" style:parent-style-name="Standardstycketeckensnitt" style:family="text">
      <style:text-properties fo:font-weight="bold" style:font-weight-asian="bold" fo:language="sv" fo:country="SE"/>
    </style:style>
    <style:style style:name="T181" style:parent-style-name="Standardstycketeckensnitt" style:family="text">
      <style:text-properties fo:language="sv" fo:country="SE"/>
    </style:style>
    <style:style style:name="T182" style:parent-style-name="Standardstycketeckensnitt" style:family="text">
      <style:text-properties fo:font-weight="bold" style:font-weight-asian="bold" fo:language="sv" fo:country="SE"/>
    </style:style>
    <style:style style:name="T183" style:parent-style-name="Standardstycketeckensnitt" style:family="text">
      <style:text-properties fo:font-weight="bold" style:font-weight-asian="bold" style:font-weight-complex="bold" fo:language="sv" fo:country="SE"/>
    </style:style>
    <style:style style:name="T184" style:parent-style-name="Standardstycketeckensnitt" style:family="text">
      <style:text-properties style:font-weight-complex="bold" fo:language="sv" fo:country="SE"/>
    </style:style>
    <style:style style:name="T185" style:parent-style-name="Standardstycketeckensnitt" style:family="text">
      <style:text-properties fo:language="sv" fo:country="SE"/>
    </style:style>
    <style:style style:name="T186" style:parent-style-name="Standardstycketeckensnitt" style:family="text">
      <style:text-properties fo:font-weight="bold" style:font-weight-asian="bold" fo:language="sv" fo:country="SE"/>
    </style:style>
    <style:style style:name="T187" style:parent-style-name="Standardstycketeckensnitt" style:family="text">
      <style:text-properties fo:font-weight="bold" style:font-weight-asian="bold" fo:language="sv" fo:country="SE"/>
    </style:style>
    <style:style style:name="T188" style:parent-style-name="Standardstycketeckensnitt" style:family="text">
      <style:text-properties fo:language="sv" fo:country="SE"/>
    </style:style>
    <style:style style:name="P189" style:parent-style-name="Standard" style:family="paragraph">
      <style:text-properties fo:language="sv" fo:country="SE"/>
    </style:style>
    <style:style style:name="P190" style:parent-style-name="Standard" style:family="paragraph">
      <style:text-properties fo:language="sv" fo:country="SE"/>
    </style:style>
    <style:style style:name="P191" style:parent-style-name="Standard" style:family="paragraph">
      <style:text-properties fo:font-weight="bold" style:font-weight-asian="bold" style:font-weight-complex="bold" fo:font-size="16pt" style:font-size-asian="16pt" style:font-size-complex="16pt" fo:language="sv" fo:country="SE"/>
    </style:style>
    <style:style style:name="P192" style:parent-style-name="Standard" style:family="paragraph">
      <style:text-properties fo:font-weight="bold" style:font-weight-asian="bold" fo:language="sv" fo:country="SE"/>
    </style:style>
    <style:style style:name="P193" style:parent-style-name="Standard" style:family="paragraph">
      <style:text-properties fo:language="sv" fo:country="SE"/>
    </style:style>
    <style:style style:name="T194" style:parent-style-name="Standardstycketeckensnitt" style:family="text">
      <style:text-properties fo:font-weight="bold" style:font-weight-asian="bold" fo:language="sv" fo:country="SE"/>
    </style:style>
    <style:style style:name="T195" style:parent-style-name="Standardstycketeckensnitt" style:family="text">
      <style:text-properties fo:language="sv" fo:country="SE"/>
    </style:style>
    <style:style style:name="T196" style:parent-style-name="Standardstycketeckensnitt" style:family="text">
      <style:text-properties fo:font-weight="bold" style:font-weight-asian="bold" fo:language="sv" fo:country="SE"/>
    </style:style>
    <style:style style:name="T197" style:parent-style-name="Standardstycketeckensnitt" style:family="text">
      <style:text-properties fo:language="sv" fo:country="SE"/>
    </style:style>
    <style:style style:name="T198" style:parent-style-name="Standardstycketeckensnitt" style:family="text">
      <style:text-properties fo:font-weight="bold" style:font-weight-asian="bold" fo:language="sv" fo:country="SE"/>
    </style:style>
    <style:style style:name="T199" style:parent-style-name="Standardstycketeckensnitt" style:family="text">
      <style:text-properties fo:language="sv" fo:country="SE"/>
    </style:style>
    <style:style style:name="T200" style:parent-style-name="Standardstycketeckensnitt" style:family="text">
      <style:text-properties fo:language="sv" fo:country="SE"/>
    </style:style>
    <style:style style:name="P201" style:parent-style-name="Standard" style:family="paragraph">
      <style:text-properties fo:font-weight="bold" style:font-weight-asian="bold" style:font-weight-complex="bold" fo:language="sv" fo:country="SE"/>
    </style:style>
    <style:style style:name="T202" style:parent-style-name="Standardstycketeckensnitt" style:family="text">
      <style:text-properties fo:font-weight="bold" style:font-weight-asian="bold" fo:language="sv" fo:country="SE"/>
    </style:style>
    <style:style style:name="T203" style:parent-style-name="Standardstycketeckensnitt" style:family="text">
      <style:text-properties fo:language="sv" fo:country="SE"/>
    </style:style>
    <style:style style:name="T204" style:parent-style-name="Standardstycketeckensnitt" style:family="text">
      <style:text-properties fo:font-weight="bold" style:font-weight-asian="bold" fo:language="sv" fo:country="SE"/>
    </style:style>
    <style:style style:name="T205" style:parent-style-name="Standardstycketeckensnitt" style:family="text">
      <style:text-properties fo:language="sv" fo:country="SE"/>
    </style:style>
    <style:style style:name="T206" style:parent-style-name="Standardstycketeckensnitt" style:family="text">
      <style:text-properties fo:font-weight="bold" style:font-weight-asian="bold" fo:language="sv" fo:country="SE"/>
    </style:style>
    <style:style style:name="T207" style:parent-style-name="Standardstycketeckensnitt" style:family="text">
      <style:text-properties fo:language="sv" fo:country="SE"/>
    </style:style>
    <style:style style:name="T208" style:parent-style-name="Standardstycketeckensnitt" style:family="text">
      <style:text-properties fo:font-weight="bold" style:font-weight-asian="bold" style:font-weight-complex="bold" fo:language="sv" fo:country="SE"/>
    </style:style>
    <style:style style:name="T209" style:parent-style-name="Standardstycketeckensnitt" style:family="text">
      <style:text-properties fo:language="sv" fo:country="SE"/>
    </style:style>
    <style:style style:name="T210" style:parent-style-name="Standardstycketeckensnitt" style:family="text">
      <style:text-properties fo:language="sv" fo:country="SE"/>
    </style:style>
    <style:style style:name="P211" style:parent-style-name="Standard" style:family="paragraph">
      <style:text-properties fo:language="sv" fo:country="SE"/>
    </style:style>
    <style:style style:name="P212" style:parent-style-name="Standard" style:family="paragraph">
      <style:text-properties fo:font-weight="bold" style:font-weight-asian="bold" style:font-weight-complex="bold" fo:language="sv" fo:country="SE"/>
    </style:style>
    <style:style style:name="T213" style:parent-style-name="Standardstycketeckensnitt" style:family="text">
      <style:text-properties fo:font-weight="bold" style:font-weight-asian="bold" fo:language="sv" fo:country="SE"/>
    </style:style>
    <style:style style:name="T214" style:parent-style-name="Standardstycketeckensnitt" style:family="text">
      <style:text-properties fo:language="sv" fo:country="SE"/>
    </style:style>
    <style:style style:name="T215" style:parent-style-name="Standardstycketeckensnitt" style:family="text">
      <style:text-properties fo:font-weight="bold" style:font-weight-asian="bold" fo:language="sv" fo:country="SE"/>
    </style:style>
    <style:style style:name="T216" style:parent-style-name="Standardstycketeckensnitt" style:family="text">
      <style:text-properties fo:language="sv" fo:country="SE"/>
    </style:style>
    <style:style style:name="T217" style:parent-style-name="Standardstycketeckensnitt" style:family="text">
      <style:text-properties fo:font-weight="bold" style:font-weight-asian="bold" fo:language="sv" fo:country="SE"/>
    </style:style>
    <style:style style:name="T218" style:parent-style-name="Standardstycketeckensnitt" style:family="text">
      <style:text-properties fo:language="sv" fo:country="SE"/>
    </style:style>
    <style:style style:name="T219" style:parent-style-name="Standardstycketeckensnitt" style:family="text">
      <style:text-properties fo:language="sv" fo:country="SE"/>
    </style:style>
    <style:style style:name="T220" style:parent-style-name="Standardstycketeckensnitt" style:family="text">
      <style:text-properties fo:font-weight="bold" style:font-weight-asian="bold" style:font-weight-complex="bold" fo:language="sv" fo:country="SE"/>
    </style:style>
    <style:style style:name="T221" style:parent-style-name="Standardstycketeckensnitt" style:family="text">
      <style:text-properties fo:language="sv" fo:country="SE"/>
    </style:style>
    <style:style style:name="T222" style:parent-style-name="Standardstycketeckensnitt" style:family="text">
      <style:text-properties fo:language="sv" fo:country="SE"/>
    </style:style>
    <style:style style:name="P223" style:parent-style-name="Standard" style:family="paragraph">
      <style:text-properties fo:language="sv" fo:country="SE"/>
    </style:style>
    <style:style style:name="T224" style:parent-style-name="Standardstycketeckensnitt" style:family="text">
      <style:text-properties fo:font-weight="bold" style:font-weight-asian="bold" fo:language="sv" fo:country="SE"/>
    </style:style>
    <style:style style:name="T225" style:parent-style-name="Standardstycketeckensnitt" style:family="text">
      <style:text-properties fo:language="sv" fo:country="SE"/>
    </style:style>
    <style:style style:name="T226" style:parent-style-name="Standardstycketeckensnitt" style:family="text">
      <style:text-properties fo:font-weight="bold" style:font-weight-asian="bold" fo:language="sv" fo:country="SE"/>
    </style:style>
    <style:style style:name="T227" style:parent-style-name="Standardstycketeckensnitt" style:family="text">
      <style:text-properties fo:language="sv" fo:country="SE"/>
    </style:style>
    <style:style style:name="T228" style:parent-style-name="Standardstycketeckensnitt" style:family="text">
      <style:text-properties fo:font-weight="bold" style:font-weight-asian="bold" fo:language="sv" fo:country="SE"/>
    </style:style>
    <style:style style:name="T229" style:parent-style-name="Standardstycketeckensnitt" style:family="text">
      <style:text-properties fo:language="sv" fo:country="SE"/>
    </style:style>
    <style:style style:name="T230" style:parent-style-name="Standardstycketeckensnitt" style:family="text">
      <style:text-properties fo:language="sv" fo:country="SE"/>
    </style:style>
    <style:style style:name="T231" style:parent-style-name="Standardstycketeckensnitt" style:family="text">
      <style:text-properties fo:font-weight="bold" style:font-weight-asian="bold" style:font-weight-complex="bold" fo:language="sv" fo:country="SE"/>
    </style:style>
    <style:style style:name="T232" style:parent-style-name="Standardstycketeckensnitt" style:family="text">
      <style:text-properties fo:language="sv" fo:country="SE"/>
    </style:style>
    <style:style style:name="T233" style:parent-style-name="Standardstycketeckensnitt" style:family="text">
      <style:text-properties fo:language="sv" fo:country="SE"/>
    </style:style>
    <style:style style:name="T234" style:parent-style-name="Standardstycketeckensnitt" style:family="text">
      <style:text-properties fo:language="sv" fo:country="SE"/>
    </style:style>
    <style:style style:name="P235" style:parent-style-name="Standard" style:family="paragraph">
      <style:text-properties fo:font-weight="bold" style:font-weight-asian="bold" style:font-weight-complex="bold" fo:language="sv" fo:country="SE"/>
    </style:style>
    <style:style style:name="T236" style:parent-style-name="Standardstycketeckensnitt" style:family="text">
      <style:text-properties fo:font-weight="bold" style:font-weight-asian="bold" fo:language="sv" fo:country="SE"/>
    </style:style>
    <style:style style:name="T237" style:parent-style-name="Standardstycketeckensnitt" style:family="text">
      <style:text-properties fo:language="sv" fo:country="SE"/>
    </style:style>
    <style:style style:name="T238" style:parent-style-name="Standardstycketeckensnitt" style:family="text">
      <style:text-properties fo:font-weight="bold" style:font-weight-asian="bold" fo:language="sv" fo:country="SE"/>
    </style:style>
    <style:style style:name="T239" style:parent-style-name="Standardstycketeckensnitt" style:family="text">
      <style:text-properties fo:language="sv" fo:country="SE"/>
    </style:style>
    <style:style style:name="P240" style:parent-style-name="Standard" style:family="paragraph">
      <style:text-properties fo:language="sv" fo:country="SE"/>
    </style:style>
    <style:style style:name="P241" style:parent-style-name="Standard" style:family="paragraph">
      <style:text-properties fo:font-weight="bold" style:font-weight-asian="bold" style:font-weight-complex="bold" fo:language="sv" fo:country="SE"/>
    </style:style>
    <style:style style:name="P242" style:parent-style-name="Standard" style:family="paragraph">
      <style:text-properties fo:font-weight="bold" style:font-weight-asian="bold" style:font-weight-complex="bold" fo:language="sv" fo:country="SE"/>
    </style:style>
    <style:style style:name="P243" style:parent-style-name="Standard" style:family="paragraph">
      <style:text-properties fo:font-weight="bold" style:font-weight-asian="bold" style:font-weight-complex="bold" fo:language="sv" fo:country="SE"/>
    </style:style>
    <style:style style:name="T244" style:parent-style-name="Standardstycketeckensnitt" style:family="text">
      <style:text-properties fo:font-weight="bold" style:font-weight-asian="bold" style:font-weight-complex="bold" fo:font-size="16pt" style:font-size-asian="16pt" style:font-size-complex="16pt" fo:language="sv" fo:country="SE"/>
    </style:style>
    <style:style style:name="T245" style:parent-style-name="Standardstycketeckensnitt" style:family="text">
      <style:text-properties fo:font-size="16pt" style:font-size-asian="16pt" style:font-size-complex="16pt" fo:language="sv" fo:country="SE"/>
    </style:style>
    <style:style style:name="P246" style:parent-style-name="Standard" style:family="paragraph">
      <style:text-properties fo:font-weight="bold" style:font-weight-asian="bold" style:font-weight-complex="bold" fo:font-size="16pt" style:font-size-asian="16pt" style:font-size-complex="16pt" fo:language="sv" fo:country="SE"/>
    </style:style>
    <style:style style:name="T247" style:parent-style-name="Standardstycketeckensnitt" style:family="text">
      <style:text-properties fo:font-weight="bold" style:font-weight-asian="bold" fo:language="sv" fo:country="SE"/>
    </style:style>
    <style:style style:name="T248" style:parent-style-name="Standardstycketeckensnitt" style:family="text">
      <style:text-properties fo:language="sv" fo:country="SE"/>
    </style:style>
    <style:style style:name="T249" style:parent-style-name="Standardstycketeckensnitt" style:family="text">
      <style:text-properties fo:font-weight="bold" style:font-weight-asian="bold" fo:language="sv" fo:country="SE"/>
    </style:style>
    <style:style style:name="T250" style:parent-style-name="Standardstycketeckensnitt" style:family="text">
      <style:text-properties fo:language="sv" fo:country="SE"/>
    </style:style>
    <style:style style:name="T251" style:parent-style-name="Standardstycketeckensnitt" style:family="text">
      <style:text-properties fo:font-weight="bold" style:font-weight-asian="bold" fo:language="sv" fo:country="SE"/>
    </style:style>
    <style:style style:name="T252" style:parent-style-name="Standardstycketeckensnitt" style:family="text">
      <style:text-properties fo:language="sv" fo:country="SE"/>
    </style:style>
    <style:style style:name="T253" style:parent-style-name="Standardstycketeckensnitt" style:family="text">
      <style:text-properties fo:language="sv" fo:country="SE"/>
    </style:style>
    <style:style style:name="T254" style:parent-style-name="Standardstycketeckensnitt" style:family="text">
      <style:text-properties fo:font-weight="bold" style:font-weight-asian="bold" style:font-weight-complex="bold" fo:language="sv" fo:country="SE"/>
    </style:style>
    <style:style style:name="T255" style:parent-style-name="Standardstycketeckensnitt" style:family="text">
      <style:text-properties fo:font-weight="bold" style:font-weight-asian="bold" style:font-weight-complex="bold" fo:language="sv" fo:country="SE"/>
    </style:style>
    <style:style style:name="T256" style:parent-style-name="Standardstycketeckensnitt" style:family="text">
      <style:text-properties fo:language="sv" fo:country="SE"/>
    </style:style>
    <style:style style:name="P257" style:parent-style-name="Standard" style:family="paragraph">
      <style:text-properties fo:font-weight="bold" style:font-weight-asian="bold" fo:language="sv" fo:country="SE"/>
    </style:style>
    <style:style style:name="T258" style:parent-style-name="Standardstycketeckensnitt" style:family="text">
      <style:text-properties fo:font-weight="bold" style:font-weight-asian="bold" fo:language="sv" fo:country="SE"/>
    </style:style>
    <style:style style:name="T259" style:parent-style-name="Standardstycketeckensnitt" style:family="text">
      <style:text-properties fo:language="sv" fo:country="SE"/>
    </style:style>
    <style:style style:name="T260" style:parent-style-name="Standardstycketeckensnitt" style:family="text">
      <style:text-properties fo:font-weight="bold" style:font-weight-asian="bold" fo:language="sv" fo:country="SE"/>
    </style:style>
    <style:style style:name="T261" style:parent-style-name="Standardstycketeckensnitt" style:family="text">
      <style:text-properties fo:language="sv" fo:country="SE"/>
    </style:style>
    <style:style style:name="T262" style:parent-style-name="Standardstycketeckensnitt" style:family="text">
      <style:text-properties fo:font-weight="bold" style:font-weight-asian="bold" fo:language="sv" fo:country="SE"/>
    </style:style>
    <style:style style:name="T263" style:parent-style-name="Standardstycketeckensnitt" style:family="text">
      <style:text-properties fo:language="sv" fo:country="SE"/>
    </style:style>
    <style:style style:name="P264" style:parent-style-name="Standard" style:family="paragraph">
      <style:text-properties fo:font-weight="bold" style:font-weight-asian="bold" style:font-weight-complex="bold" fo:font-size="16pt" style:font-size-asian="16pt" style:font-size-complex="16pt" fo:language="sv" fo:country="SE"/>
    </style:style>
    <style:style style:name="T265" style:parent-style-name="Standardstycketeckensnitt" style:family="text">
      <style:text-properties fo:font-weight="bold" style:font-weight-asian="bold" fo:language="sv" fo:country="SE"/>
    </style:style>
    <style:style style:name="T266" style:parent-style-name="Standardstycketeckensnitt" style:family="text">
      <style:text-properties fo:language="sv" fo:country="SE"/>
    </style:style>
    <style:style style:name="T267" style:parent-style-name="Standardstycketeckensnitt" style:family="text">
      <style:text-properties fo:font-weight="bold" style:font-weight-asian="bold" fo:language="sv" fo:country="SE"/>
    </style:style>
    <style:style style:name="T268" style:parent-style-name="Standardstycketeckensnitt" style:family="text">
      <style:text-properties fo:language="sv" fo:country="SE"/>
    </style:style>
    <style:style style:name="T269" style:parent-style-name="Standardstycketeckensnitt" style:family="text">
      <style:text-properties fo:font-weight="bold" style:font-weight-asian="bold" fo:language="sv" fo:country="SE"/>
    </style:style>
    <style:style style:name="T270" style:parent-style-name="Standardstycketeckensnitt" style:family="text">
      <style:text-properties fo:font-weight="bold" style:font-weight-asian="bold" fo:language="sv" fo:country="SE"/>
    </style:style>
    <style:style style:name="T271" style:parent-style-name="Standardstycketeckensnitt" style:family="text">
      <style:text-properties fo:language="sv" fo:country="SE"/>
    </style:style>
    <style:style style:name="T272" style:parent-style-name="Standardstycketeckensnitt" style:family="text">
      <style:text-properties fo:font-weight="bold" style:font-weight-asian="bold" style:font-weight-complex="bold" fo:language="sv" fo:country="SE"/>
    </style:style>
    <style:style style:name="T273" style:parent-style-name="Standardstycketeckensnitt" style:family="text">
      <style:text-properties fo:language="sv" fo:country="SE"/>
    </style:style>
    <style:style style:name="T274" style:parent-style-name="Standardstycketeckensnitt" style:family="text">
      <style:text-properties fo:language="sv" fo:country="SE"/>
    </style:style>
    <style:style style:name="T275" style:parent-style-name="Standardstycketeckensnitt" style:family="text">
      <style:text-properties fo:language="sv" fo:country="SE"/>
    </style:style>
    <style:style style:name="P276" style:parent-style-name="Standard" style:list-style-name="LFO6" style:family="paragraph">
      <style:text-properties fo:language="sv" fo:country="SE"/>
    </style:style>
    <style:style style:name="P277" style:parent-style-name="Standard" style:family="paragraph">
      <style:text-properties fo:font-weight="bold" style:font-weight-asian="bold" style:font-weight-complex="bold" fo:language="sv" fo:country="SE"/>
    </style:style>
    <style:style style:name="T278" style:parent-style-name="Standardstycketeckensnitt" style:family="text">
      <style:text-properties fo:font-weight="bold" style:font-weight-asian="bold" fo:language="sv" fo:country="SE"/>
    </style:style>
    <style:style style:name="T279" style:parent-style-name="Standardstycketeckensnitt" style:family="text">
      <style:text-properties fo:language="sv" fo:country="SE"/>
    </style:style>
    <style:style style:name="T280" style:parent-style-name="Standardstycketeckensnitt" style:family="text">
      <style:text-properties fo:font-weight="bold" style:font-weight-asian="bold" fo:language="sv" fo:country="SE"/>
    </style:style>
    <style:style style:name="T281" style:parent-style-name="Standardstycketeckensnitt" style:family="text">
      <style:text-properties fo:language="sv" fo:country="SE"/>
    </style:style>
    <style:style style:name="T282" style:parent-style-name="Standardstycketeckensnitt" style:family="text">
      <style:text-properties fo:font-weight="bold" style:font-weight-asian="bold" fo:language="sv" fo:country="SE"/>
    </style:style>
    <style:style style:name="T283" style:parent-style-name="Standardstycketeckensnitt" style:family="text">
      <style:text-properties fo:language="sv" fo:country="SE"/>
    </style:style>
    <style:style style:name="T284" style:parent-style-name="Standardstycketeckensnitt" style:family="text">
      <style:text-properties fo:font-weight="bold" style:font-weight-asian="bold" style:font-weight-complex="bold" fo:language="sv" fo:country="SE"/>
    </style:style>
    <style:style style:name="T285" style:parent-style-name="Standardstycketeckensnitt" style:family="text">
      <style:text-properties fo:language="sv" fo:country="SE"/>
    </style:style>
    <style:style style:name="T286" style:parent-style-name="Standardstycketeckensnitt" style:family="text">
      <style:text-properties fo:language="sv" fo:country="SE"/>
    </style:style>
    <style:style style:name="P287" style:parent-style-name="Standard" style:family="paragraph">
      <style:text-properties fo:language="sv" fo:country="SE"/>
    </style:style>
  </office:automatic-styles>
  <office:body>
    <office:text text:use-soft-page-breaks="true">
      <text:p text:style-name="P1"><text:span text:style-name="T2">User Stories</text:span></text:p>
      <text:p text:style-name="P3"/>
      <text:p text:style-name="P4">FR = Functional Requirement</text:p>
      <text:p text:style-name="P5">UI = User Interface</text:p>
      <text:p text:style-name="P6">Sprint = 1 vecka med deadline på fredagar</text:p>
      <text:p text:style-name="P7"/>
      <text:p text:style-name="Standard"><text:span text:style-name="T8">Sprint 1:</text:span></text:p>
      <text:p text:style-name="P9"/>
      <text:p text:style-name="Standard"><text:span text:style-name="T10">ID:</text:span><text:span text:style-name="T11"><text:s/>FR01</text:span></text:p>
      <text:p text:style-name="Standard"><text:span text:style-name="T12">Namn:</text:span><text:span text:style-name="T13"><text:s/>Rör en fyrkant med hjälp utav två knappar</text:span></text:p>
      <text:p text:style-name="Standard"><text:span text:style-name="T14">Beskrivning:</text:span><text:span text:style-name="T15"><text:s/>En fyrkant, lokaliserad vid skärmens nedre mitt, skall flyttas i positiv x-led när den högra utav de två knapparna, lokaliserade vid skärmens nedre vänstra hörn, aktiveras. Fyrkanten skall flyttas i negativ x-led när den vänstra utav de två kn</text:span><text:span text:style-name="T16">apparna aktiveras.</text:span></text:p>
      <text:p text:style-name="Standard"><text:span text:style-name="T17">Testfall:</text:span><text:span text:style-name="T18"><text:tab/></text:span><text:span text:style-name="T19"><text:tab/></text:span><text:span text:style-name="T20">1.</text:span><text:span text:style-name="T21"><text:s/></text:span><text:span text:style-name="T22">Aktivera den högra knappen</text:span></text:p>
      <text:list text:style-name="LFO1" text:continue-numbering="true">
        <text:list-item>
          <text:list>
            <text:list-item>
              <text:list>
                <text:list-item>
                  <text:p text:style-name="P23">Notera att fyrkanten rör sig i positiv x-led</text:p>
                </text:list-item>
                <text:list-item>
                  <text:p text:style-name="P24">Aktivera den vänstra knappen</text:p>
                </text:list-item>
                <text:list-item>
                  <text:p text:style-name="P25">Notera att fyrkanten rör sig i negativ x-led</text:p>
                </text:list-item>
              </text:list>
            </text:list-item>
          </text:list>
        </text:list-item>
      </text:list>
      <text:p text:style-name="P26"/>
      <text:p text:style-name="Standard"><text:span text:style-name="T27">ID:</text:span><text:span text:style-name="T28"><text:s/>UI01</text:span></text:p>
      <text:p text:style-name="Standard"><text:span text:style-name="T29">Namn:<text:s/></text:span><text:span text:style-name="T30">Bakgrundsbild</text:span></text:p>
      <text:p text:style-name="Standard"><text:span text:style-name="T31">Beskrivning:</text:span><text:span text:style-name="T32"><text:s/>En stilla bakgrundsbild visas på s</text:span><text:span text:style-name="T33">kärmen när spelet startas</text:span></text:p>
      <text:p text:style-name="P34"/>
      <text:p text:style-name="Standard"><text:span text:style-name="T35">ID:</text:span><text:span text:style-name="T36"><text:s/>UI02</text:span></text:p>
      <text:p text:style-name="Standard"><text:span text:style-name="T37">Namn:</text:span><text:span text:style-name="T38"><text:s/>Rymdskepp för spelaren</text:span></text:p>
      <text:p text:style-name="Standard"><text:span text:style-name="T39">Beskrivning:</text:span><text:span text:style-name="T40"><text:s/>En bild av ett rymdskepp skall visas istället för den rörliga rutan</text:span></text:p>
      <text:p text:style-name="P41"/>
      <text:p text:style-name="P42"/>
      <text:p text:style-name="Standard"><text:span text:style-name="T43">ID:</text:span><text:span text:style-name="T44"><text:s/>FR02</text:span></text:p>
      <text:p text:style-name="Standard"><text:span text:style-name="T45">Namn:</text:span><text:span text:style-name="T46"><text:s/>Fiendeskepp</text:span></text:p>
      <text:p text:style-name="Standard"><text:span text:style-name="T47">Beskrivning:</text:span><text:span text:style-name="T48"><text:s/>I övre delen av skärmen skall ett begränsat antal fiendeskepp<text:s/></text:span><text:span text:style-name="T49">framträda. De skall röra sig nedåt längs skärmen.</text:span></text:p>
      <text:p text:style-name="Standard"><text:span text:style-name="T50">Testfall:</text:span><text:span text:style-name="T51"><text:tab/><text:s/></text:span><text:span text:style-name="T52">1. Notera att fiendeskeppen inte hamnar utanför skärmens mått</text:span></text:p>
      <text:list text:style-name="LFO2" text:continue-numbering="true">
        <text:list-item>
          <text:list>
            <text:list-item>
              <text:list>
                <text:list-item>
                  <text:p text:style-name="P53">Notera att samtliga fiendeskepp ritas ut</text:p>
                </text:list-item>
                <text:list-item>
                  <text:p text:style-name="P54">Notera att de rör sig i negativ y-led</text:p>
                </text:list-item>
              </text:list>
            </text:list-item>
          </text:list>
        </text:list-item>
      </text:list>
      <text:p text:style-name="P55"/>
      <text:p text:style-name="Standard"><text:span text:style-name="T56">ID:</text:span><text:span text:style-name="T57"><text:s/>UI03</text:span></text:p>
      <text:p text:style-name="Standard"><text:span text:style-name="T58">Namn:</text:span><text:span text:style-name="T59"><text:s/>Fiendeskeppsbild</text:span></text:p>
      <text:p text:style-name="Standard"><text:span text:style-name="T60">Beskrivning:</text:span><text:span text:style-name="T61"><text:s/>Fiendesk</text:span><text:span text:style-name="T62">eppen skall presenteras med bild på skärmen</text:span></text:p>
      <text:p text:style-name="P63"/>
      <text:p text:style-name="Standard"><text:span text:style-name="T64">ID:</text:span><text:span text:style-name="T65"><text:s/>FR03</text:span></text:p>
      <text:p text:style-name="Standard"><text:span text:style-name="T66">Namn:</text:span><text:span text:style-name="T67"><text:s/>SpelarSkott</text:span></text:p>
      <text:p text:style-name="Standard"><text:span text:style-name="T68">Beskrivning:</text:span><text:span text:style-name="T69"><text:s/>Spelarskeppet skall kunna avfyra skott konstant.</text:span></text:p>
      <text:p text:style-name="Standard"><text:span text:style-name="T70">Testfall:</text:span><text:span text:style-name="T71"><text:tab/><text:s/></text:span><text:span text:style-name="T72">1. Notera att skott framträder framför respektive skepp</text:span></text:p>
      <text:list text:style-name="LFO3" text:continue-numbering="true">
        <text:list-item>
          <text:list>
            <text:list-item>
              <text:list>
                <text:list-item>
                  <text:p text:style-name="P73">Notera att skotten rör sig i rätt riktning, dvs <text:s/>positiv y-led för spelarskepp.</text:p>
                </text:list-item>
              </text:list>
            </text:list-item>
          </text:list>
        </text:list-item>
      </text:list>
      <text:p text:style-name="P74"/>
      <text:p text:style-name="Standard"><text:span text:style-name="T75">ID:</text:span><text:span text:style-name="T76"><text:s/>UI04</text:span></text:p>
      <text:p text:style-name="Standard"><text:span text:style-name="T77">Namn:</text:span><text:span text:style-name="T78"><text:s/>Skottbild</text:span></text:p>
      <text:soft-page-break/>
      <text:p text:style-name="Standard"><text:span text:style-name="T79">Beskrivning:</text:span><text:span text:style-name="T80"><text:s/>Skotten skall presenteras med bild på skärmen</text:span></text:p>
      <text:p text:style-name="P81"/>
      <text:p text:style-name="Standard"><text:span text:style-name="T82">ID:</text:span><text:span text:style-name="T83"><text:s/>FR04</text:span></text:p>
      <text:p text:style-name="Standard"><text:span text:style-name="T84">Namn:</text:span><text:span text:style-name="T85"><text:s/>Kollisionshantering</text:span></text:p>
      <text:p text:style-name="Standard"><text:span text:style-name="T86">Beskrivning:<text:s/></text:span><text:span text:style-name="T87">Vid kollision mellan skepp och skott skall objektet försvinna från skärmen.</text:span></text:p>
      <text:p text:style-name="Standard"><text:span text:style-name="T88">Testfall:</text:span><text:span text:style-name="T89"><text:tab/><text:s/></text:span><text:span text:style-name="T90">1. Notera<text:s/></text:span><text:span text:style-name="T91">att spelarskeppet endast påverkas av fiendeskott (och inte sina egna)</text:span></text:p>
      <text:list text:style-name="LFO4" text:continue-numbering="true">
        <text:list-item>
          <text:list>
            <text:list-item>
              <text:list>
                <text:list-item>
                  <text:p text:style-name="P92">Notera att fiendeskeppen endast påverkas av spelarskott</text:p>
                </text:list-item>
                <text:list-item>
                  <text:p text:style-name="P93">Notera att spelarskeppet påverkas vid kollision av fiendeskepp</text:p>
                </text:list-item>
              </text:list>
            </text:list-item>
          </text:list>
        </text:list-item>
      </text:list>
      <text:p text:style-name="P94"/>
      <text:p text:style-name="P95">Sprint 2:</text:p>
      <text:p text:style-name="P96"/>
      <text:p text:style-name="Standard"><text:span text:style-name="T97">ID:</text:span><text:span text:style-name="T98"><text:s/>FR05</text:span></text:p>
      <text:p text:style-name="Standard"><text:span text:style-name="T99">Namn:</text:span><text:span text:style-name="T100"><text:s/>Livräknare för spelaren</text:span></text:p>
      <text:p text:style-name="Standard"><text:span text:style-name="T101">Beskrivning:<text:s/></text:span><text:span text:style-name="T102">Spe</text:span><text:span text:style-name="T103">laren skall starta med 3 liv och dessa skall reduceras när man kolliderar med något. När alla liv har förbrukats så skall spelet avslutas.</text:span></text:p>
      <text:p text:style-name="Standard"><text:span text:style-name="T104">Testfall:</text:span><text:span text:style-name="T105"><text:tab/><text:s/></text:span><text:span text:style-name="T106">1. Notera att livräknaren påverkas av att bli beskjuten</text:span></text:p>
      <text:list text:style-name="LFO5" text:continue-numbering="true">
        <text:list-item>
          <text:list>
            <text:list-item>
              <text:list>
                <text:list-item>
                  <text:p text:style-name="P107">Notera att livräknaren påverkas av att kollidera<text:s/>med fiendeskepp</text:p>
                </text:list-item>
              </text:list>
            </text:list-item>
          </text:list>
        </text:list-item>
      </text:list>
      <text:p text:style-name="P108"/>
      <text:p text:style-name="Standard"><text:span text:style-name="T109">ID:</text:span><text:span text:style-name="T110"><text:s/>UI05</text:span></text:p>
      <text:p text:style-name="Standard"><text:span text:style-name="T111">Namn:</text:span><text:span text:style-name="T112"><text:s/>Visning av antal liv</text:span></text:p>
      <text:p text:style-name="Standard"><text:span text:style-name="T113">Beskrivning:</text:span><text:span text:style-name="T114"><text:s/>Antalet liv skall visas i längst upp i mitten på skärmen. Hjärtan eller skepp kommer att symbolisera antalet liv.</text:span></text:p>
      <text:p text:style-name="P115"/>
      <text:p text:style-name="Standard"><text:span text:style-name="T116">ID:</text:span><text:span text:style-name="T117"><text:s/>FR06</text:span></text:p>
      <text:p text:style-name="Standard"><text:span text:style-name="T118">Namn:</text:span><text:span text:style-name="T119"><text:s/>Poängräkning</text:span></text:p>
      <text:p text:style-name="Standard"><text:span text:style-name="T120">Beskrivning:<text:s/></text:span><text:span text:style-name="T121">När spelaren dödat fiendeskepp så<text:s/></text:span><text:span text:style-name="T122">tilldelas ett visst poäng som visas i övre vänstra hörnet.</text:span></text:p>
      <text:p text:style-name="Standard"><text:span text:style-name="T123">Testfall:</text:span><text:span text:style-name="T124"><text:tab/><text:s/></text:span><text:span text:style-name="T125">1. Notera att poängen ökar när fiender träffas av skott</text:span></text:p>
      <text:p text:style-name="P126"/>
      <text:p text:style-name="Standard"><text:span text:style-name="T127">ID:</text:span><text:span text:style-name="T128"><text:s/>UI06</text:span></text:p>
      <text:p text:style-name="Standard"><text:span text:style-name="T129">Namn:</text:span><text:span text:style-name="T130"><text:s/>Visning av poäng</text:span></text:p>
      <text:p text:style-name="Standard"><text:span text:style-name="T131">Beskrivning:</text:span><text:span text:style-name="T132"><text:s/>Poäng skall visas längst upp i vänstra hörnet.</text:span></text:p>
      <text:p text:style-name="P133"/>
      <text:p text:style-name="Standard"><text:span text:style-name="T134">ID:</text:span><text:span text:style-name="T135"><text:s/>FR07</text:span></text:p>
      <text:p text:style-name="Standard"><text:span text:style-name="T136">Namn:</text:span><text:span text:style-name="T137"><text:s/>FiendeSkott</text:span></text:p>
      <text:p text:style-name="Standard"><text:span text:style-name="T138">Beskrivning:</text:span><text:span text:style-name="T139"><text:s/>Fiendeskeppen skall kunna avfyra skott konstant.</text:span></text:p>
      <text:p text:style-name="Standard"><text:span text:style-name="T140">Testfall:</text:span><text:span text:style-name="T141"><text:tab/><text:s/></text:span><text:span text:style-name="T142">1. Notera att skott framträder framför respektive skepp</text:span></text:p>
      <text:list text:style-name="LFO3" text:continue-numbering="true">
        <text:list-item>
          <text:list>
            <text:list-item>
              <text:list>
                <text:list-item>
                  <text:p text:style-name="P143">Notera att skotten rör sig i rätt riktning, dvs negativ y-led för fiendeskepp, samt positiv y-led för spelarskepp.</text:p>
                </text:list-item>
              </text:list>
            </text:list-item>
          </text:list>
        </text:list-item>
      </text:list>
      <text:p text:style-name="P144"/>
      <text:p text:style-name="Standard"><text:span text:style-name="T145">ID:</text:span><text:span text:style-name="T146"><text:s/>UI08</text:span></text:p>
      <text:p text:style-name="Standard"><text:span text:style-name="T147">Na</text:span><text:span text:style-name="T148">mn:</text:span><text:span text:style-name="T149"><text:s/>Namnvisning av aktuell bana.</text:span></text:p>
      <text:p text:style-name="P150">Beskrivning: Namnet på aktuell bana visas i övre högra hörnet.</text:p>
      <text:p text:style-name="P151"/>
      <text:p text:style-name="Standard"><text:span text:style-name="T152">ID:</text:span><text:span text:style-name="T153"><text:s/>FR08</text:span></text:p>
      <text:p text:style-name="Standard"><text:span text:style-name="T154">Namn:</text:span><text:span text:style-name="T155"><text:s/>Olika fiender</text:span></text:p>
      <text:p text:style-name="Standard"><text:span text:style-name="T156">Beskrivning:<text:s/></text:span><text:span text:style-name="T157">Det finns olika typer av fiender som har speciella egenskaper, tex kan skjuta och annorlunda rörelsemönster. De har o</text:span><text:span text:style-name="T158">ckså olika många liv.</text:span></text:p>
      <text:soft-page-break/>
      <text:p text:style-name="Standard"><text:span text:style-name="T159">Testfall</text:span><text:span text:style-name="T160">:</text:span><text:span text:style-name="T161"><text:tab/><text:s/>1. Notera att fienderna dör av rätt antal skott.</text:span></text:p>
      <text:p text:style-name="P162"><text:tab/><text:tab/><text:s/>2. Notera att de rör sig i rätt mönster och att de ej krockar med varandra.<text:s/></text:p>
      <text:p text:style-name="P163"/>
      <text:p text:style-name="Standard"><text:span text:style-name="T164">ID</text:span><text:span text:style-name="T165">: FR09</text:span></text:p>
      <text:p text:style-name="Standard"><text:span text:style-name="T166">Namn:</text:span><text:span text:style-name="T167"><text:s/>Ljud</text:span></text:p>
      <text:p text:style-name="Standard"><text:span text:style-name="T168">Beskrivning:<text:s/></text:span><text:span text:style-name="T169">När ett skepp träffas av ett skott skall ett ljud spelas.</text:span></text:p>
      <text:p text:style-name="P170"/>
      <text:p text:style-name="Standard"><text:span text:style-name="T171">ID</text:span><text:span text:style-name="T172">: FR10</text:span></text:p>
      <text:p text:style-name="Standard"><text:span text:style-name="T173">Namn:</text:span><text:span text:style-name="T174"><text:s/>Animationer</text:span></text:p>
      <text:p text:style-name="Standard"><text:span text:style-name="T175">Beskrivning:</text:span><text:span text:style-name="T176"><text:s/>När ett skepp träffas av ett skott skall det sprängas.</text:span></text:p>
      <text:p text:style-name="P177"/>
      <text:p text:style-name="Standard"><text:span text:style-name="T178">ID:</text:span><text:span text:style-name="T179"><text:s/>FR11</text:span></text:p>
      <text:p text:style-name="Standard"><text:span text:style-name="T180">Namn:</text:span><text:span text:style-name="T181"><text:s/>Olika layout</text:span></text:p>
      <text:p text:style-name="Standard"><text:span text:style-name="T182">Beskrivning:</text:span><text:span text:style-name="T183"><text:s/></text:span><text:span text:style-name="T184">Om man drar åt höger med fingret över skärmen byter knapparna plats på skärmen. Och man kan välja vilken layout men själv tycker är bäst att spela med.</text:span><text:span text:style-name="T185"><text:s/></text:span></text:p>
      <text:p text:style-name="Standard"><text:span text:style-name="T186">Testfall:</text:span><text:span text:style-name="T187"><text:tab/></text:span><text:span text:style-name="T188">1. Notera att vänsterknappen lägger sig bredvid högerknappen istället för längst åt vänster och att knapparna fungerar som förut.<text:s/></text:span></text:p>
      <text:p text:style-name="P189"/>
      <text:p text:style-name="P190"/>
      <text:p text:style-name="P191">Sprint 3:</text:p>
      <text:p text:style-name="P192"/>
      <text:p text:style-name="P193"/>
      <text:p text:style-name="Standard"><text:span text:style-name="T194">ID</text:span><text:span text:style-name="T195">: UI09</text:span></text:p>
      <text:p text:style-name="Standard"><text:span text:style-name="T196">Namn:</text:span><text:span text:style-name="T197"><text:s/>Startmeny</text:span></text:p>
      <text:p text:style-name="Standard"><text:span text:style-name="T198">Beskrivning:<text:s/></text:span><text:span text:style-name="T199">När applikationen startas skall en meny med två knappar visas (“New Game” &amp;</text:span><text:span text:style-name="T200"><text:s/>“Highscore”).</text:span></text:p>
      <text:p text:style-name="P201"/>
      <text:p text:style-name="Standard"><text:span text:style-name="T202">ID</text:span><text:span text:style-name="T203">: FR12</text:span></text:p>
      <text:p text:style-name="Standard"><text:span text:style-name="T204">Namn:</text:span><text:span text:style-name="T205"><text:s/>“New Game”-knapp</text:span></text:p>
      <text:p text:style-name="Standard"><text:span text:style-name="T206">Beskrivning:<text:s/></text:span><text:span text:style-name="T207">När knappen för “New Game” aktiveras skall ett nytt spel startas.</text:span></text:p>
      <text:p text:style-name="Standard"><text:span text:style-name="T208">Testfall</text:span><text:span text:style-name="T209">:</text:span><text:span text:style-name="T210"><text:tab/><text:s/>1. Notera att första banan startas med rätt antal liv och noll poäng.</text:span></text:p>
      <text:p text:style-name="P211"/>
      <text:p text:style-name="P212"/>
      <text:p text:style-name="Standard"><text:span text:style-name="T213">ID:</text:span><text:span text:style-name="T214"><text:s/>FR13</text:span></text:p>
      <text:p text:style-name="Standard"><text:span text:style-name="T215">Namn:</text:span><text:span text:style-name="T216"><text:s/>Olika fiender/bana</text:span></text:p>
      <text:p text:style-name="Standard"><text:span text:style-name="T217">Beskrivning:<text:s/></text:span><text:span text:style-name="T218">På varje bana finns en eller flera olika fiendetyper som har ol</text:span><text:span text:style-name="T219">ika beteendemönster. Vissa fiender på senare banor kräver mer skada för att dö.</text:span></text:p>
      <text:p text:style-name="Standard"><text:span text:style-name="T220">Testfall</text:span><text:span text:style-name="T221">:</text:span><text:span text:style-name="T222"><text:tab/><text:s/>1. Notera att fienderna dör av rätt antal skott.</text:span></text:p>
      <text:p text:style-name="P223"/>
      <text:p text:style-name="Standard"><text:span text:style-name="T224">ID:</text:span><text:span text:style-name="T225"><text:s/>FR14</text:span></text:p>
      <text:p text:style-name="Standard"><text:span text:style-name="T226">Namn:</text:span><text:span text:style-name="T227"><text:s/>Boss</text:span></text:p>
      <text:p text:style-name="Standard"><text:span text:style-name="T228">Beskrivning:<text:s/></text:span><text:span text:style-name="T229">När alla fiender på sista banan (Jorden) har försvunnit (dött eller passerat nedre</text:span><text:span text:style-name="T230"><text:s/>delen av skärmen), så skall en sista fiende framträda – bossen/moderskeppet. Den rör sig sidleds överst på skärmen (istället för nedåt som för “vanliga” fiender) och är svår att döda. Klarar man att döda bossen, så har man avklarat spelet.</text:span></text:p>
      <text:p text:style-name="Standard"><text:span text:style-name="T231">Testfall</text:span><text:span text:style-name="T232">:</text:span><text:span text:style-name="T233"><text:tab/><text:s/>Samm</text:span><text:span text:style-name="T234">a som för vanliga fiender</text:span></text:p>
      <text:p text:style-name="P235"/>
      <text:p text:style-name="Standard"><text:span text:style-name="T236">ID:</text:span><text:span text:style-name="T237"><text:s/>UI10</text:span></text:p>
      <text:soft-page-break/>
      <text:p text:style-name="Standard"><text:span text:style-name="T238">Namn:</text:span><text:span text:style-name="T239"><text:s/>Olika fiendebilder</text:span></text:p>
      <text:p text:style-name="P240">Beskrivning: Fienderna (inklusive bossen) skall kunna skiljas åt med olika bilder.</text:p>
      <text:p text:style-name="P241"/>
      <text:p text:style-name="P242"/>
      <text:p text:style-name="P243"/>
      <text:p text:style-name="Standard"><text:span text:style-name="T244">Sprint 4</text:span><text:span text:style-name="T245">:</text:span></text:p>
      <text:p text:style-name="P246"/>
      <text:p text:style-name="Standard"><text:span text:style-name="T247">ID:</text:span><text:span text:style-name="T248"><text:s/>FR15</text:span></text:p>
      <text:p text:style-name="Standard"><text:span text:style-name="T249">Namn:</text:span><text:span text:style-name="T250"><text:s/>Olika banor</text:span></text:p>
      <text:p text:style-name="Standard"><text:span text:style-name="T251">Beskrivning:<text:s/></text:span><text:span text:style-name="T252">När samtliga fiender antingen har dödats eller passerat<text:s/></text:span><text:span text:style-name="T253">nedre delen av skärmen, så skall en ny bana skapas. Sammanlagt är det 6 banor där “Neptunus” är namnet på den första banan, och “Jorden/Tellus” är namnet på den sista banan. När samtliga banor har avklarats så skall spelet avslutas.</text:span></text:p>
      <text:p text:style-name="Standard"><text:span text:style-name="T254">Testfall:</text:span><text:span text:style-name="T255"><text:tab/><text:s/></text:span><text:span text:style-name="T256">1.</text:span></text:p>
      <text:p text:style-name="P257"/>
      <text:p text:style-name="Standard"><text:span text:style-name="T258">ID:</text:span><text:span text:style-name="T259"><text:s/>UI11</text:span></text:p>
      <text:p text:style-name="Standard"><text:span text:style-name="T260">Namn:</text:span><text:span text:style-name="T261"><text:s/>Olika bakgrundsbilder till banorna</text:span></text:p>
      <text:p text:style-name="Standard"><text:span text:style-name="T262">Beskrivning:<text:s/></text:span><text:span text:style-name="T263">Till samtliga banor skall en bild på respektive planet visas i bakgrunden. Banor som skall inkluderas är följande: Neptunus, Uranus, Saturnus, Jupiter, Mars &amp; Jorden/Tellus.</text:span></text:p>
      <text:p text:style-name="P264"/>
      <text:p text:style-name="Standard"><text:span text:style-name="T265">ID</text:span><text:span text:style-name="T266">: FR16</text:span></text:p>
      <text:p text:style-name="Standard"><text:span text:style-name="T267">Namn:</text:span><text:span text:style-name="T268"><text:s/>Highscore</text:span></text:p>
      <text:p text:style-name="Standard"><text:span text:style-name="T269">B</text:span><text:span text:style-name="T270">eskrivning:<text:s/></text:span><text:span text:style-name="T271">Poängen man samlat under en spelomgång jämförs med en highscore-lista och sparas om det är tillräckligt högt. Listan skall innehålla 10 platser och lagringen sker i en .dat-fil.</text:span></text:p>
      <text:p text:style-name="Standard"><text:span text:style-name="T272">Testfall</text:span><text:span text:style-name="T273">:</text:span><text:span text:style-name="T274"><text:tab/><text:s/>1. Notera att värden kan läggas till och tas bort från<text:s/></text:span><text:span text:style-name="T275">listan</text:span></text:p>
      <text:list text:style-name="LFO6" text:continue-numbering="true">
        <text:list-item>
          <text:list>
            <text:list-item>
              <text:list>
                <text:list-item>
                  <text:p text:style-name="P276">Notera att ett lågt värde inte läggs till i listan</text:p>
                </text:list-item>
              </text:list>
            </text:list-item>
          </text:list>
        </text:list-item>
      </text:list>
      <text:p text:style-name="P277"/>
      <text:p text:style-name="Standard"><text:span text:style-name="T278">ID</text:span><text:span text:style-name="T279">: FR17</text:span></text:p>
      <text:p text:style-name="Standard"><text:span text:style-name="T280">Namn:</text:span><text:span text:style-name="T281"><text:s/>“Highscore”-knapp</text:span></text:p>
      <text:p text:style-name="Standard"><text:span text:style-name="T282">Beskrivning:<text:s/></text:span><text:span text:style-name="T283">När knappen för “Highscore” aktiveras skall en highscore-lista med de tio bästa poängen visas.</text:span></text:p>
      <text:p text:style-name="Standard"><text:span text:style-name="T284">Testfall</text:span><text:span text:style-name="T285">:</text:span><text:span text:style-name="T286"><text:tab/><text:s/>1. Notera att poängen hamnar i rätt ordning.</text:span></text:p>
      <text:p text:style-name="P2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ystem" style:font-pitch="variable"/>
    <style:font-face style:name="Lohit Devanagari" svg:font-family="Lohit Devanagari" style:font-family-generic="system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DejaVu Sans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Standardstycketeckensnitt" style:display-name="Standardstycketeckensnit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Beskrivning" style:display-name="Beskrivning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>
      <style:text-properties fo:font-weight="normal" style:font-weight-asian="normal" style:font-weight-complex="norma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3" style:family="text">
      <style:text-properties fo:font-weight="normal" style:font-weight-asian="normal" style:font-weight-complex="normal"/>
    </style:style>
    <style:style style:name="WW_CharLFO2LVL3" style:family="text">
      <style:text-properties fo:font-weight="normal" style:font-weight-asian="normal" style:font-weight-complex="normal"/>
    </style:style>
    <style:style style:name="WW_CharLFO3LVL3" style:family="text">
      <style:text-properties fo:font-weight="normal" style:font-weight-asian="normal" style:font-weight-complex="normal"/>
    </style:style>
    <style:style style:name="WW_CharLFO4LVL3" style:family="text">
      <style:text-properties fo:font-weight="normal" style:font-weight-asian="normal" style:font-weight-complex="normal"/>
    </style:style>
    <style:style style:name="WW_CharLFO5LVL3" style:family="text">
      <style:text-properties fo:font-weight="normal" style:font-weight-asian="normal" style:font-weight-complex="normal"/>
    </style:style>
    <style:style style:name="WW_CharLFO6LVL3" style:family="text">
      <style:text-properties fo:font-weight="normal" style:font-weight-asian="normal" style:font-weight-complex="normal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1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2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3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4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4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5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5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text:list-style style:name="LFO6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text:style-name="WW_CharLFO6LVL3" style:num-suffix="." style:num-format="1" text:start-value="2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Nora Lundgren</meta:initial-creator>
    <dc:creator>Elin</dc:creator>
    <meta:creation-date>2013-09-26T16:02:00Z</meta:creation-date>
    <dc:date>2013-09-26T16:02:00Z</dc:date>
    <meta:template xlink:href="Normal" xlink:type="simple"/>
    <meta:editing-cycles>2</meta:editing-cycles>
    <meta:editing-duration>PT0S</meta:editing-duration>
    <meta:document-statistic meta:page-count="4" meta:paragraph-count="12" meta:word-count="976" meta:character-count="6141" meta:row-count="43" meta:non-whitespace-character-count="5177"/>
  </office:meta>
</office:document-meta>
</file>